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text-align="center" style:justify-single-word="false"/>
      <style:text-properties style:font-name="Arial" style:text-underline-style="solid" style:text-underline-width="auto" style:text-underline-color="font-color" officeooo:rsid="000815d6" officeooo:paragraph-rsid="000815d6"/>
    </style:style>
    <style:style style:name="P2" style:family="paragraph" style:parent-style-name="Standard">
      <style:text-properties style:font-name="Arial" officeooo:rsid="000815d6" officeooo:paragraph-rsid="000815d6"/>
    </style:style>
    <style:style style:name="P3" style:family="paragraph" style:parent-style-name="Standard" style:list-style-name="L1">
      <style:text-properties style:font-name="Arial" officeooo:rsid="000815d6" officeooo:paragraph-rsid="000815d6"/>
    </style:style>
    <style:style style:name="P4" style:family="paragraph" style:parent-style-name="Standard">
      <style:paragraph-properties fo:text-align="center" style:justify-single-word="false"/>
      <style:text-properties fo:color="#c9211e" loext:opacity="100%" style:font-name="Arial" style:text-underline-style="solid" style:text-underline-width="auto" style:text-underline-color="font-color" officeooo:rsid="000815d6" officeooo:paragraph-rsid="000815d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D5</text:p>
      <text:p text:style-name="P1"/>
      <text:p text:style-name="P2">Ex1</text:p>
      <text:list text:style-name="L1">
        <text:list-item>
          <text:p text:style-name="P3">Vrai</text:p>
        </text:list-item>
        <text:list-item>
          <text:p text:style-name="P3">Vrai</text:p>
        </text:list-item>
        <text:list-item>
          <text:p text:style-name="P3">Vrai</text:p>
        </text:list-item>
        <text:list-item>
          <text:p text:style-name="P3">Vrai</text:p>
        </text:list-item>
        <text:list-item>
          <text:p text:style-name="P3">Vrai</text:p>
        </text:list-item>
        <text:list-item>
          <text:p text:style-name="P3">Vrai</text:p>
        </text:list-item>
        <text:list-item>
          <text:p text:style-name="P3">Faux</text:p>
        </text:list-item>
        <text:list-item>
          <text:p text:style-name="P3">Faux</text:p>
        </text:list-item>
        <text:list-item>
          <text:p text:style-name="P3">Vrai</text:p>
        </text:list-item>
        <text:list-item>
          <text:p text:style-name="P3">Faux</text:p>
        </text:list-item>
      </text:list>
      <text:p text:style-name="P2"/>
      <text:p text:style-name="P2">Cas Pratique n°1</text:p>
      <text:p text:style-name="P2">Oui, l'entretien préalable est valable en l'absence du salarié. L'employeur a suivi une procédure régulière en envoyant une convocation à l'entretien préalable avec un délai raisonnable. L'absence du salarié ne remet pas en cause la validité de cet entretien.</text:p>
      <text:p text:style-name="P2"/>
      <text:p text:style-name="P2">Cas Pratique n°2</text:p>
      <text:p text:style-name="P2"><text:s/>Carole est en situation de CDD (Contrat à Durée Déterminée), et en général, les employeurs ne sont pas tenus de maintenir le salaire en cas d'absence due à la maladie pour les salariés en CDD. Elle peut être en droit de percevoir des indemnités de la sécurité sociale, mais son employeur n'est pas nécessairement tenu de maintenir son salaire. Cependant, il est essentiel de vérifier les termes spécifiques de son contrat CDD et les lois locales pour avoir une réponse précise.</text:p>
      <text:p text:style-name="P2"/>
      <text:p text:style-name="P2">Cas Pratique n°3</text:p>
      <text:p text:style-name="P2">Il est possible que Jacques puisse invoquer une situation de harcèlement si Mme Gilberte crée volontairement des obstacles à ses obligations familiales, comme en planifiant systématiquement des réunions à l'heure où il doit partir pour chercher son enfant. Cela peut être considéré comme du harcèlement moral si ces actes ont pour but de le discriminer ou de lui causer un préjudice. Cependant, il serait nécessaire d'obtenir des preuves et consulter un avocat spécialisé en droit du travail pour évaluer si cela constitue effectivement du harcèlement.</text:p>
      <text:p text:style-name="P2"/>
      <text:p text:style-name="P2">Cas Pratique n°4</text:p>
      <text:p text:style-name="P2">De manière similaire au cas précédent, Jacques pourrait envisager d'invoquer une situation de harcèlement si les actions de son nouveau chef de service, M. Dupont, semblent intentionnellement perturber ses obligations familiales. Cela pourrait être considéré comme du harcèlement moral. Cependant, la situation doit être évaluée au cas par cas, et il serait judicieux de consulter un avocat spécialisé en droit du travail pour obtenir une évaluation précise de la situ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ucas Da SIlveira</meta:initial-creator>
    <meta:creation-date>2023-10-13T14:09:41.656954922</meta:creation-date>
    <dc:date>2023-10-13T14:16:26.396079555</dc:date>
    <dc:creator>Lucas Da SIlveira</dc:creator>
    <meta:editing-duration>PT6M45S</meta:editing-duration>
    <meta:editing-cycles>1</meta:editing-cycles>
    <meta:document-statistic meta:table-count="0" meta:image-count="0" meta:object-count="0" meta:page-count="1" meta:paragraph-count="20" meta:word-count="309" meta:character-count="1894" meta:non-whitespace-character-count="1614"/>
    <meta:generator>LibreOffice/7.5.6.2$Linux_X86_64 LibreOffice_project/50$Build-2</meta:generator>
  </office:meta>
</office:document-meta>
</file>